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2.612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3.417cm"/>
    </style:style>
    <style:style style:name="co6" style:family="table-column">
      <style:table-column-properties fo:break-before="auto" style:column-width="3.2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BaudRate canbus</text:p>
          </table:table-cell>
          <table:table-cell office:value-type="string">
            <text:p>BaudRate uart</text:p>
          </table:table-cell>
          <table:table-cell office:value-type="string">
            <text:p>Uart buffer</text:p>
          </table:table-cell>
          <table:table-cell office:value-type="string">
            <text:p>Delay min (ms)</text:p>
          </table:table-cell>
          <table:table-cell office:value-type="string">
            <text:p>#byte inviati</text:p>
          </table:table-cell>
          <table:table-cell table:number-columns-repeated="3"/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115200">
            <text:p>11520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string">
            <text:p>1x10000</text:p>
          </table:table-cell>
          <table:table-cell table:number-columns-repeated="3"/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115200">
            <text:p>115200</text:p>
          </table:table-cell>
          <table:table-cell table:number-columns-repeated="6"/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115200">
            <text:p>115200</text:p>
          </table:table-cell>
          <table:table-cell table:number-columns-repeated="6"/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115200">
            <text:p>11520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0">10/11/2012</text:date>, <text:time>17.56.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18M44S</meta:editing-duration>
    <meta:editing-cycles>16</meta:editing-cycles>
    <meta:generator>OpenOffice.org/3.4.1$Win32 OpenOffice.org_project/341m1$Build-9593</meta:generator>
    <dc:date>2012-11-10T17:56:32.81</dc:date>
    <dc:creator>Luca Lucci</dc:creator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